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7.4805in" style:use-optimal-column-width="false"/>
    </style:style>
    <style:style style:name="Table1" style:family="table" style:master-page-name="MP0">
      <style:table-properties style:width="7.4805in" fo:margin-left="0.0312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padding-top="0.0381in" fo:padding-left="0.0381in" fo:padding-bottom="0.0381in" fo:padding-right="0.0381in"/>
    </style:style>
    <style:style style:name="P5" style:parent-style-name="Textbody" style:family="paragraph">
      <style:paragraph-properties fo:break-before="page"/>
    </style:style>
    <style:style style:name="T6" style:parent-style-name="Основнойшрифтабзаца" style:family="text">
      <style:text-properties fo:font-weight="bold" style:font-weight-asian="bold" style:font-weight-complex="bold" fo:color="#0047FF" fo:language="en" fo:country="US"/>
    </style:style>
    <style:style style:name="TableRow7" style:family="table-row">
      <style:table-row-properties style:min-row-height="0.0041in" style:use-optimal-row-height="false"/>
    </style:style>
    <style:style style:name="TableCell8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font-weight="bold" style:font-weight-asian="bold"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font-weight="bold" style:font-weight-asian="bold"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font-weight="bold" style:font-weight-asian="bold"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Textbody" style:family="paragraph">
      <style:paragraph-properties fo:margin-bottom="0.0833in"/>
      <style:text-properties fo:language="en" fo:country="US"/>
    </style:style>
    <style:style style:name="P17" style:parent-style-name="Textbody" style:family="paragraph">
      <style:paragraph-properties fo:margin-bottom="0.0833in"/>
    </style:style>
    <style:style style:name="T18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19" style:parent-style-name="Основнойшрифтабзаца" style:family="text">
      <style:text-properties style:font-name="Courier New" fo:language="en" fo:country="US"/>
    </style:style>
    <style:style style:name="P20" style:parent-style-name="Textbody" style:family="paragraph">
      <style:paragraph-properties fo:margin-bottom="0.0833in"/>
      <style:text-properties fo:language="en" fo:country="US"/>
    </style:style>
    <style:style style:name="P21" style:parent-style-name="Textbody" style:family="paragraph">
      <style:paragraph-properties fo:margin-bottom="0.0833in"/>
    </style:style>
    <style:style style:name="T22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3" style:parent-style-name="Основнойшрифтабзаца" style:family="text">
      <style:text-properties style:font-name="Courier New" fo:language="en" fo:country="US"/>
    </style:style>
    <style:style style:name="T24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5" style:parent-style-name="Основнойшрифтабзаца" style:family="text">
      <style:text-properties style:font-name="Courier New" fo:language="en" fo:country="US"/>
    </style:style>
    <style:style style:name="P26" style:parent-style-name="Textbody" style:family="paragraph">
      <style:paragraph-properties fo:margin-bottom="0.0833in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font-weight="bold" style:font-weight-asian="bold"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font-weight="bold" style:font-weight-asian="bold"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Textbody" style:family="paragraph">
      <style:paragraph-properties fo:margin-bottom="0.0833in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font-weight="bold" style:font-weight-asian="bold"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font-weight="bold" style:font-weight-asian="bold"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P39" style:parent-style-name="Textbody" style:family="paragraph">
      <style:paragraph-properties fo:margin-bottom="0.0833in"/>
    </style:style>
    <style:style style:name="T40" style:parent-style-name="Основнойшрифтабзаца" style:family="text">
      <style:text-properties fo:font-weight="bold" style:font-weight-asian="bold"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P42" style:parent-style-name="Textbody" style:family="paragraph">
      <style:paragraph-properties fo:margin-bottom="0.0833in"/>
    </style:style>
    <style:style style:name="T43" style:parent-style-name="Основнойшрифтабзаца" style:family="text">
      <style:text-properties fo:font-weight="bold" style:font-weight-asian="bold"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Textbody" style:family="paragraph">
      <style:paragraph-properties fo:margin-bottom="0.0833in"/>
    </style:style>
    <style:style style:name="T46" style:parent-style-name="Основнойшрифтабзаца" style:family="text">
      <style:text-properties fo:font-weight="bold" style:font-weight-asian="bold"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P50" style:parent-style-name="Textbody" style:family="paragraph">
      <style:paragraph-properties fo:margin-bottom="0.0833in"/>
    </style:style>
    <style:style style:name="T51" style:parent-style-name="Основнойшрифтабзаца" style:family="text">
      <style:text-properties fo:font-weight="bold" style:font-weight-asian="bold"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Textbody" style:family="paragraph">
      <style:paragraph-properties fo:margin-bottom="0.0833in"/>
    </style:style>
    <style:style style:name="T54" style:parent-style-name="Основнойшрифтабзаца" style:family="text">
      <style:text-properties fo:font-weight="bold" style:font-weight-asian="bold"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P56" style:parent-style-name="Textbody" style:family="paragraph">
      <style:paragraph-properties fo:margin-bottom="0.0833in"/>
    </style:style>
    <style:style style:name="T57" style:parent-style-name="Основнойшрифтабзаца" style:family="text">
      <style:text-properties fo:font-weight="bold" style:font-weight-asian="bold"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P59" style:parent-style-name="Textbody" style:family="paragraph">
      <style:paragraph-properties fo:margin-bottom="0.0833in"/>
    </style:style>
    <style:style style:name="T60" style:parent-style-name="Основнойшрифтабзаца" style:family="text">
      <style:text-properties fo:font-weight="bold" style:font-weight-asian="bold"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Textbody" style:family="paragraph">
      <style:paragraph-properties fo:margin-bottom="0.0833in"/>
    </style:style>
    <style:style style:name="T63" style:parent-style-name="Основнойшрифтабзаца" style:family="text">
      <style:text-properties fo:font-weight="bold" style:font-weight-asian="bold"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P66" style:parent-style-name="Textbody" style:family="paragraph">
      <style:paragraph-properties fo:margin-bottom="0.0833in"/>
    </style:style>
    <style:style style:name="T67" style:parent-style-name="Основнойшрифтабзаца" style:family="text">
      <style:text-properties fo:font-weight="bold" style:font-weight-asian="bold"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P69" style:parent-style-name="Textbody" style:family="paragraph">
      <style:paragraph-properties fo:margin-bottom="0.0833in"/>
    </style:style>
    <style:style style:name="T70" style:parent-style-name="Основнойшрифтабзаца" style:family="text">
      <style:text-properties fo:font-weight="bold" style:font-weight-asian="bold"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Textbody" style:family="paragraph">
      <style:paragraph-properties fo:margin-bottom="0.0833in"/>
    </style:style>
    <style:style style:name="T73" style:parent-style-name="Основнойшрифтабзаца" style:family="text">
      <style:text-properties fo:font-weight="bold" style:font-weight-asian="bold"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style:text-position="sub 64.2%"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P77" style:parent-style-name="Textbody" style:family="paragraph">
      <style:paragraph-properties fo:margin-bottom="0.0833in"/>
    </style:style>
    <style:style style:name="T78" style:parent-style-name="Основнойшрифтабзаца" style:family="text">
      <style:text-properties fo:font-weight="bold" style:font-weight-asian="bold"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style:text-position="sub 64.2%"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P82" style:parent-style-name="Textbody" style:family="paragraph">
      <style:paragraph-properties fo:margin-bottom="0.0833in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font-weight="bold" style:font-weight-asian="bold"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P87" style:parent-style-name="Textbody" style:family="paragraph">
      <style:text-properties fo:language="en" fo:country="US"/>
    </style:style>
    <style:style style:name="P88" style:parent-style-name="Textbody" style:family="paragraph">
      <style:paragraph-properties fo:margin-bottom="0.0784in" fo:line-height="150%"/>
      <style:text-properties fo:font-size="12pt" style:font-size-asian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steamts</text:span></text:p>
          </table:table-cell>
        </table:table-row>
        <table:table-row table:style-name="TableRow7">
          <table:table-cell table:style-name="TableCell8">
            <text:p text:style-name="Textbody"><text:span text:style-name="T9">Special function calculating properties of<text:s/></text:span><text:span text:style-name="T10">water steam</text:span><text:span text:style-name="T11"><text:s/>by<text:s/></text:span><text:span text:style-name="T12">saturation line</text:span><text:span text:style-name="T13"><text:s/></text:span><text:span text:style-name="T14">pressure</text:span><text:span text:style-name="T15">. Range: for pressure – from 0.09 to 50 MPa and for temperature – from 10 to 800 °С.</text:span></text:p>
            <text:p text:style-name="P16">Record of<text:s/>the function appears as follows:</text:p>
            <text:p text:style-name="P17"><text:span text:style-name="T18">steamts</text:span><text:span text:style-name="T19">(P, flag);</text:span></text:p>
            <text:p text:style-name="P20">For example, record</text:p>
            <text:p text:style-name="P21"><text:span text:style-name="T22">v_spec<text:s/></text:span><text:span text:style-name="T23">=<text:s/></text:span><text:span text:style-name="T24">steamts</text:span><text:span text:style-name="T25">(300,4);</text:span></text:p>
            <text:p text:style-name="P26"><text:span text:style-name="T27">corresponds to calculation of specific volume of water steam<text:s/></text:span><text:span text:style-name="T28">v_spec</text:span><text:span text:style-name="T29"><text:s/>(</text:span><text:span text:style-name="T30">flag</text:span><text:span text:style-name="T31"><text:s/>is equal to 4) on saturation line at temperature of 300 °С.</text:span></text:p>
            <text:p text:style-name="P32"><text:span text:style-name="T33">Values of parameter<text:s/></text:span><text:span text:style-name="T34">flag</text:span><text:span text:style-name="T35"><text:s/>c</text:span><text:span text:style-name="T36">an vary from 1 to 12 and correspond to calculation of the following thermodynamic characteristics of<text:s/></text:span><text:span text:style-name="T37">water steam</text:span><text:span text:style-name="T38">:</text:span></text:p>
            <text:p text:style-name="P39"><text:span text:style-name="T40">1</text:span><text:span text:style-name="T41"><text:s/>– pressure;</text:span></text:p>
            <text:p text:style-name="P42"><text:span text:style-name="T43">2</text:span><text:span text:style-name="T44"><text:s/>– temperature;</text:span></text:p>
            <text:p text:style-name="P45"><text:span text:style-name="T46">3</text:span><text:span text:style-name="T47"><text:s/>–<text:s/></text:span><text:span text:style-name="T48">enthalpy</text:span><text:span text:style-name="T49">;</text:span></text:p>
            <text:p text:style-name="P50"><text:span text:style-name="T51">4</text:span><text:span text:style-name="T52"><text:s/>– specific volume;</text:span></text:p>
            <text:p text:style-name="P53"><text:span text:style-name="T54">5</text:span><text:span text:style-name="T55"><text:s/>– Prandtl number;</text:span></text:p>
            <text:p text:style-name="P56"><text:span text:style-name="T57">6</text:span><text:span text:style-name="T58"><text:s/>– dynamic viscosity;</text:span></text:p>
            <text:p text:style-name="P59"><text:span text:style-name="T60">7</text:span><text:span text:style-name="T61"><text:s/>– heat conductivity factor;</text:span></text:p>
            <text:p text:style-name="P62"><text:span text:style-name="T63">8</text:span><text:span text:style-name="T64"><text:s/>–<text:s/></text:span><text:span text:style-name="T65">entropy;</text:span></text:p>
            <text:p text:style-name="P66"><text:span text:style-name="T67">9</text:span><text:span text:style-name="T68"><text:s/>– specific heat capacity Cp;</text:span></text:p>
            <text:p text:style-name="P69"><text:span text:style-name="T70">10</text:span><text:span text:style-name="T71"><text:s/>– specific heat capacity Cv;</text:span></text:p>
            <text:p text:style-name="P72"><text:span text:style-name="T73">11</text:span><text:span text:style-name="T74"><text:s/>– derivative density for enthalpy with constant pressure (∂ρ/∂i)</text:span><text:span text:style-name="T75">P</text:span><text:span text:style-name="T76">;</text:span></text:p>
            <text:p text:style-name="P77"><text:span text:style-name="T78">12</text:span><text:span text:style-name="T79"><text:s/>– derivative density for pressure with constant volume (∂ρ/∂p)</text:span><text:span text:style-name="T80">V</text:span><text:span text:style-name="T81">;</text:span></text:p>
            <text:p text:style-name="P82"><text:span text:style-name="T83">Input parameters and return values of<text:s/></text:span><text:span text:style-name="T84">thermodynamic parameters of<text:s/></text:span><text:span text:style-name="T85">water steam</text:span><text:span text:style-name="T86"><text:s/>are presented in SI system (except temperature that is measured in °С).</text:span></text:p>
            <text:p text:style-name="P87"/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26in"/>
      <style:text-properties style:font-name-asian="Times New Roman" style:font-name-complex="Times New Roman" fo:font-size="14pt" style:font-size-asian="14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EndnoteSymbol" style:display-name="Endnote Symbol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steamts</dc:title>
    <dc:creator>Виктория</dc:creator>
    <meta:creation-date>2014-06-17T11:26:00Z</meta:creation-date>
    <dc:date>2014-06-17T12:03:00Z</dc:date>
    <meta:template xlink:href="Normal" xlink:type="simple"/>
    <meta:editing-cycles>3</meta:editing-cycles>
    <meta:editing-duration>PT11820S</meta:editing-duration>
    <meta:document-statistic meta:page-count="1" meta:paragraph-count="2" meta:word-count="158" meta:character-count="1060" meta:row-count="7" meta:non-whitespace-character-count="904"/>
  </office:meta>
</office:document-meta>
</file>